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94C000004B2909EF5715F90D54B.png" manifest:media-type="image/png"/>
  <manifest:file-entry manifest:full-path="Pictures/1000000100000B3C000006509E56403D033669BA.png" manifest:media-type="image/png"/>
  <manifest:file-entry manifest:full-path="Pictures/10000001000008780000043A3DBD0F658D59DC77.png" manifest:media-type="image/png"/>
  <manifest:file-entry manifest:full-path="Pictures/1000000100000AF00000064EB0483A125031558A.png" manifest:media-type="image/png"/>
  <manifest:file-entry manifest:full-path="Pictures/1000000100000A76000001EED60FF61E176EDEF7.png" manifest:media-type="image/png"/>
  <manifest:file-entry manifest:full-path="Pictures/1000000100000B40000006508BC463CC0126D660.png" manifest:media-type="image/png"/>
  <manifest:file-entry manifest:full-path="Pictures/1000000100000ADA0000049078C7CCE64D02E612.png" manifest:media-type="image/png"/>
  <manifest:file-entry manifest:full-path="Pictures/10000001000007140000031003D39229061F1F3C.png" manifest:media-type="image/png"/>
  <manifest:file-entry manifest:full-path="Pictures/1000000100000B4000000650E1C8C856E3E18088.png" manifest:media-type="image/png"/>
  <manifest:file-entry manifest:full-path="Pictures/1000000100000B4000000650E843C73CC32A8CDB.png" manifest:media-type="image/png"/>
  <manifest:file-entry manifest:full-path="Pictures/10000001000008CC00000578A1E4F7E17B415A18.png" manifest:media-type="image/png"/>
  <manifest:file-entry manifest:full-path="Pictures/1000000100000B40000006508615EEA9E71ECAA9.png" manifest:media-type="image/png"/>
  <manifest:file-entry manifest:full-path="Pictures/10000001000007080000032C2D8EEF1AB423F3CB.png" manifest:media-type="image/png"/>
  <manifest:file-entry manifest:full-path="Pictures/1000000100000B3C00000650CA3CA3CF4E534DF0.png" manifest:media-type="image/png"/>
  <manifest:file-entry manifest:full-path="Pictures/1000000100000B40000006505F62C4C56CF01F03.png" manifest:media-type="image/png"/>
  <manifest:file-entry manifest:full-path="Pictures/1000000100000996000005760E6820EC7898E53A.png" manifest:media-type="image/png"/>
  <manifest:file-entry manifest:full-path="Pictures/10000001000007FC000003F6480D87C9F31AA83D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Menlo-Regular" svg:font-family="Menlo-Regular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eehive-title">
      <style:graphic-properties draw:auto-grow-height="true" fo:min-height="3.5cm"/>
      <style:paragraph-properties style:writing-mode="lr-tb"/>
    </style:style>
    <style:style style:name="pr2" style:family="presentation" style:parent-style-name="Beehive-notes">
      <style:graphic-properties draw:fill-color="#ffffff" draw:auto-grow-height="true" fo:min-height="13cm"/>
      <style:paragraph-properties style:writing-mode="lr-tb"/>
    </style:style>
    <style:style style:name="pr3" style:family="presentation" style:parent-style-name="Beehive-title">
      <style:graphic-properties fo:min-height="3.38cm"/>
      <style:paragraph-properties style:writing-mode="lr-tb"/>
    </style:style>
    <style:style style:name="pr4" style:family="presentation" style:parent-style-name="Beehive-notes">
      <style:graphic-properties draw:fill-color="#ffffff" fo:min-height="13.364cm"/>
      <style:paragraph-properties style:writing-mode="lr-tb"/>
    </style:style>
    <style:style style:name="pr5" style:family="presentation" style:parent-style-name="Beehive1-title">
      <style:graphic-properties draw:auto-grow-height="true" fo:min-height="2.5cm"/>
      <style:paragraph-properties style:writing-mode="lr-tb"/>
    </style:style>
    <style:style style:name="pr6" style:family="presentation" style:parent-style-name="Beehive1-notes">
      <style:graphic-properties draw:fill-color="#ffffff" draw:auto-grow-height="true" fo:min-height="13cm"/>
      <style:paragraph-properties style:writing-mode="lr-tb"/>
    </style:style>
    <style:style style:name="pr7" style:family="presentation" style:parent-style-name="Beehive1-notes">
      <style:graphic-properties draw:fill-color="#ffffff" fo:min-height="13.364cm"/>
      <style:paragraph-properties style:writing-mode="lr-tb"/>
    </style:style>
    <style:style style:name="pr8" style:family="presentation" style:parent-style-name="Beehive1-title">
      <style:graphic-properties fo:min-height="3.38cm"/>
      <style:paragraph-properties style:writing-mode="lr-tb"/>
    </style:style>
    <style:style style:name="pr9" style:family="presentation" style:parent-style-name="Beehive1_5f_-title">
      <style:graphic-properties draw:auto-grow-height="true" fo:min-height="2.5cm"/>
      <style:paragraph-properties style:writing-mode="lr-tb"/>
    </style:style>
    <style:style style:name="pr10" style:family="presentation" style:parent-style-name="Beehive1_5f_-notes">
      <style:graphic-properties draw:fill-color="#ffffff" draw:auto-grow-height="true" fo:min-height="13cm"/>
      <style:paragraph-properties style:writing-mode="lr-tb"/>
    </style:style>
    <style:style style:name="pr11" style:family="presentation" style:parent-style-name="Beehive1_5f_-title">
      <style:graphic-properties fo:min-height="2.63cm"/>
      <style:paragraph-properties style:writing-mode="lr-tb"/>
    </style:style>
    <style:style style:name="pr12" style:family="presentation" style:parent-style-name="Beehive1_5f_-notes">
      <style:graphic-properties draw:fill-color="#ffffff" fo:min-height="13.364cm"/>
      <style:paragraph-properties style:writing-mode="lr-tb"/>
    </style:style>
    <style:style style:name="pr13" style:family="presentation" style:parent-style-name="Beehive1_5f_-title">
      <style:graphic-properties fo:min-height="3.38cm"/>
      <style:paragraph-properties style:writing-mode="lr-tb"/>
    </style:style>
    <style:style style:name="pr14" style:family="presentation" style:parent-style-name="Beehive1_5f__5f_-title">
      <style:graphic-properties draw:auto-grow-height="true" fo:min-height="2.5cm"/>
      <style:paragraph-properties style:writing-mode="lr-tb"/>
    </style:style>
    <style:style style:name="pr15" style:family="presentation" style:parent-style-name="Beehive1_5f__5f_-title">
      <style:graphic-properties fo:min-height="2.63cm"/>
      <style:paragraph-properties style:writing-mode="lr-tb"/>
    </style:style>
    <style:style style:name="pr16" style:family="presentation" style:parent-style-name="Beehive1_5f__5f_-notes">
      <style:graphic-properties draw:fill-color="#ffffff" draw:auto-grow-height="true" fo:min-height="13cm"/>
      <style:paragraph-properties style:writing-mode="lr-tb"/>
    </style:style>
    <style:style style:name="pr17" style:family="presentation" style:parent-style-name="Beehive1_5f__5f_-title">
      <style:graphic-properties fo:min-height="3.38cm"/>
      <style:paragraph-properties style:writing-mode="lr-tb"/>
    </style:style>
    <style:style style:name="pr18" style:family="presentation" style:parent-style-name="Beehive1_5f__5f_-notes">
      <style:graphic-properties draw:fill-color="#ffffff" fo:min-height="13.364cm"/>
      <style:paragraph-properties style:writing-mode="lr-tb"/>
    </style:style>
    <style:style style:name="pr19" style:family="presentation" style:parent-style-name="Beehive1_5f__5f__5f_-title">
      <style:graphic-properties draw:auto-grow-height="true" fo:min-height="2.5cm"/>
      <style:paragraph-properties style:writing-mode="lr-tb"/>
    </style:style>
    <style:style style:name="pr20" style:family="presentation" style:parent-style-name="Beehive1_5f__5f__5f_-title">
      <style:graphic-properties fo:min-height="2.63cm"/>
      <style:paragraph-properties style:writing-mode="lr-tb"/>
    </style:style>
    <style:style style:name="pr21" style:family="presentation" style:parent-style-name="Beehive1_5f__5f__5f_-notes">
      <style:graphic-properties draw:fill-color="#ffffff" draw:auto-grow-height="true" fo:min-height="13cm"/>
      <style:paragraph-properties style:writing-mode="lr-tb"/>
    </style:style>
    <style:style style:name="pr22" style:family="presentation" style:parent-style-name="Beehive1_5f__5f__5f_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cm" svg:height="3.5cm" svg:x="1.5cm" svg:y="5.5cm" presentation:class="title" presentation:user-transformed="true">
          <draw:text-box>
            <text:p>Login and Registration by SpringBoot<text:line-break/>1.登入 2.登出 3.註冊功能</text:p>
          </draw:text-box>
        </draw:frame>
        <presentation:notes draw:style-name="dp2">
          <draw:page-thumbnail draw:style-name="gr1" draw:layer="layout" svg:width="15cm" svg:height="11cm" svg:x="3cm" svg:y="2.25cm" draw:page-number="1" presentation:class="page"/>
          <draw:frame presentation:style-name="pr2" draw:text-style-name="P1" draw:layer="layout" svg:width="17cm" svg:height="13cm" svg:x="2cm" svg:y="14cm" presentation:class="notes" presentation:placeholder="true">
            <draw:text-box/>
          </draw:frame>
        </presentation:notes>
      </draw:page>
      <draw:page draw:name="page2" draw:style-name="dp1" draw:master-page-name="Beehive" presentation:presentation-page-layout-name="AL2T1">
        <office:forms form:automatic-focus="false" form:apply-design-mode="false"/>
        <draw:frame presentation:style-name="pr3" draw:layer="layout" svg:width="25.199cm" svg:height="3.38cm" svg:x="1.401cm" svg:y="5.32cm" presentation:class="title">
          <draw:text-box>
            <text:p>登入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5" draw:layer="layout" svg:width="25cm" svg:height="2.5cm" svg:x="1.5cm" svg:y="0.5cm" presentation:class="title" presentation:user-transformed="true">
          <draw:text-box>
            <text:p><text:s/>登入頁面 </text:p>
          </draw:text-box>
        </draw:frame>
        <draw:frame draw:style-name="gr2" draw:text-style-name="P2" draw:layer="layout" svg:width="27.999cm" svg:height="12.629cm" svg:x="0.001cm" svg:y="3cm">
          <draw:image xlink:href="Pictures/10000001000007080000032C2D8EEF1AB423F3C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5cm" svg:height="11cm" svg:x="3cm" svg:y="2.25cm" draw:page-number="3" presentation:class="page"/>
          <draw:frame presentation:style-name="pr6" draw:text-style-name="P1" draw:layer="layout" svg:width="17cm" svg:height="13cm" svg:x="2cm" svg:y="14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draw:style-name="gr2" draw:text-style-name="P2" draw:layer="layout" svg:width="27.999cm" svg:height="13.889cm" svg:x="0cm" svg:y="3.611cm">
          <draw:image xlink:href="Pictures/10000001000007FC000003F6480D87C9F31AA83D.png" xlink:type="simple" xlink:show="embed" xlink:actuate="onLoad" draw:mime-type="image/png">
            <text:p/>
          </draw:image>
        </draw:frame>
        <draw:frame presentation:style-name="pr5" draw:layer="layout" svg:width="25cm" svg:height="2.5cm" svg:x="1.5cm" svg:y="0.5cm" presentation:class="title" presentation:user-transformed="true">
          <draw:text-box>
            <text:p><text:s/>Click Logi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8" draw:layer="layout" svg:width="25.199cm" svg:height="3.38cm" svg:x="1.402cm" svg:y="5.32cm" presentation:class="title" presentation:user-transformed="true">
          <draw:text-box>
            <text:p>登入錯誤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_5f_" presentation:presentation-page-layout-name="AL2T1">
        <office:forms form:automatic-focus="false" form:apply-design-mode="false"/>
        <draw:frame presentation:style-name="pr9" draw:layer="layout" svg:width="25cm" svg:height="2.5cm" svg:x="1.5cm" svg:y="0.5cm" presentation:class="title" presentation:user-transformed="true">
          <draw:text-box>
            <text:p><text:s/>登入錯誤 </text:p>
          </draw:text-box>
        </draw:frame>
        <draw:frame draw:style-name="gr2" draw:text-style-name="P2" draw:layer="layout" svg:width="27.999cm" svg:height="12.629cm" svg:x="0.001cm" svg:y="3cm">
          <draw:image xlink:href="Pictures/10000001000007080000032C2D8EEF1AB423F3CB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5cm" svg:height="11cm" svg:x="3cm" svg:y="2.25cm" draw:page-number="6" presentation:class="page"/>
          <draw:frame presentation:style-name="pr10" draw:text-style-name="P1" draw:layer="layout" svg:width="17cm" svg:height="13cm" svg:x="2cm" svg:y="14cm" presentation:class="notes" presentation:placeholder="true">
            <draw:text-box/>
          </draw:frame>
        </presentation:notes>
      </draw:page>
      <draw:page draw:name="page7" draw:style-name="dp1" draw:master-page-name="Beehive1_5f_" presentation:presentation-page-layout-name="AL2T1">
        <office:forms form:automatic-focus="false" form:apply-design-mode="false"/>
        <draw:frame presentation:style-name="pr11" draw:layer="layout" svg:width="25.199cm" svg:height="2.63cm" svg:x="1.4cm" svg:y="0.627cm" presentation:class="title">
          <draw:text-box>
            <text:p>輸入帳密錯誤</text:p>
          </draw:text-box>
        </draw:frame>
        <draw:frame draw:style-name="gr2" draw:text-style-name="P2" draw:layer="layout" svg:width="27.999cm" svg:height="15.709cm" svg:x="0cm" svg:y="3.5cm">
          <draw:image xlink:href="Pictures/1000000100000B40000006505F62C4C56CF01F03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eehive1_5f_" presentation:presentation-page-layout-name="AL2T1">
        <office:forms form:automatic-focus="false" form:apply-design-mode="false"/>
        <draw:frame presentation:style-name="pr11" draw:layer="layout" svg:width="25.199cm" svg:height="2.63cm" svg:x="1.4cm" svg:y="0.627cm" presentation:class="title">
          <draw:text-box>
            <text:p>顯示登入錯誤提示</text:p>
          </draw:text-box>
        </draw:frame>
        <draw:frame draw:style-name="gr2" draw:text-style-name="P2" draw:layer="layout" svg:width="27.999cm" svg:height="15.709cm" svg:x="0cm" svg:y="4cm">
          <draw:image xlink:href="Pictures/1000000100000B40000006508615EEA9E71ECAA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eehive1_5f_" presentation:presentation-page-layout-name="AL2T1">
        <office:forms form:automatic-focus="false" form:apply-design-mode="false"/>
        <draw:frame presentation:style-name="pr13" draw:layer="layout" svg:width="25.199cm" svg:height="3.38cm" svg:x="1.402cm" svg:y="5.32cm" presentation:class="title" presentation:user-transformed="true">
          <draw:text-box>
            <text:p>登入後顯示所有使用者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eehive1_5f_" presentation:presentation-page-layout-name="AL2T1">
        <office:forms form:automatic-focus="false" form:apply-design-mode="false"/>
        <draw:frame presentation:style-name="pr9" draw:layer="layout" svg:width="25cm" svg:height="2.5cm" svg:x="1.5cm" svg:y="0.5cm" presentation:class="title" presentation:user-transformed="true">
          <draw:text-box>
            <text:p><text:s text:c="2"/></text:p>
          </draw:text-box>
        </draw:frame>
        <draw:frame draw:style-name="gr2" draw:text-style-name="P2" draw:layer="layout" svg:width="27.999cm" svg:height="15.709cm" svg:x="0cm" svg:y="4.791cm">
          <draw:image xlink:href="Pictures/1000000100000B4000000650E843C73CC32A8CDB.png" xlink:type="simple" xlink:show="embed" xlink:actuate="onLoad" draw:mime-type="image/png">
            <text:p/>
          </draw:image>
        </draw:frame>
        <draw:frame presentation:style-name="pr9" draw:layer="layout" svg:width="25cm" svg:height="2.5cm" svg:x="1.5cm" svg:y="0.5cm" presentation:class="title" presentation:user-transformed="true">
          <draw:text-box>
            <text:p>登入後顯示所有User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5cm" svg:height="11cm" svg:x="3cm" svg:y="2.25cm" draw:page-number="10" presentation:class="page"/>
          <draw:frame presentation:style-name="pr10" draw:text-style-name="P1" draw:layer="layout" svg:width="17cm" svg:height="13cm" svg:x="2cm" svg:y="14cm" presentation:class="notes" presentation:placeholder="true">
            <draw:text-box/>
          </draw:frame>
        </presentation:notes>
      </draw:page>
      <draw:page draw:name="page11" draw:style-name="dp1" draw:master-page-name="Beehive1_5f_" presentation:presentation-page-layout-name="AL2T1">
        <office:forms form:automatic-focus="false" form:apply-design-mode="false"/>
        <draw:frame presentation:style-name="pr9" draw:layer="layout" svg:width="25cm" svg:height="2.5cm" svg:x="1.5cm" svg:y="0.5cm" presentation:class="title" presentation:user-transformed="true">
          <draw:text-box>
            <text:p>顯示所有user</text:p>
          </draw:text-box>
        </draw:frame>
        <draw:frame draw:style-name="gr2" draw:text-style-name="P2" draw:layer="layout" svg:width="27.999cm" svg:height="15.709cm" svg:x="0.001cm" svg:y="3cm">
          <draw:image xlink:href="Pictures/1000000100000B4000000650E1C8C856E3E1808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eehive1_5f_" presentation:presentation-page-layout-name="AL2T1">
        <office:forms form:automatic-focus="false" form:apply-design-mode="false"/>
        <draw:frame presentation:style-name="pr13" draw:layer="layout" svg:width="25.199cm" svg:height="3.38cm" svg:x="1.402cm" svg:y="5.32cm" presentation:class="title" presentation:user-transformed="true">
          <draw:text-box>
            <text:p>登出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eehive1_5f__5f_" presentation:presentation-page-layout-name="AL2T1">
        <office:forms form:automatic-focus="false" form:apply-design-mode="false"/>
        <draw:frame presentation:style-name="pr14" draw:layer="layout" svg:width="25cm" svg:height="2.5cm" svg:x="1.5cm" svg:y="0.5cm" presentation:class="title" presentation:user-transformed="true">
          <draw:text-box>
            <text:p><text:s text:c="2"/></text:p>
          </draw:text-box>
        </draw:frame>
        <draw:frame presentation:style-name="pr15" draw:layer="layout" svg:width="25.199cm" svg:height="2.63cm" svg:x="1.401cm" svg:y="0.627cm" presentation:class="title" presentation:user-transformed="true">
          <draw:text-box>
            <text:p>登出</text:p>
          </draw:text-box>
        </draw:frame>
        <draw:frame draw:style-name="gr2" draw:text-style-name="P2" draw:layer="layout" svg:width="27.999cm" svg:height="12.113cm" svg:x="0.001cm" svg:y="3.887cm">
          <draw:image xlink:href="Pictures/10000001000007140000031003D39229061F1F3C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5cm" svg:height="11cm" svg:x="3cm" svg:y="2.25cm" draw:page-number="13" presentation:class="page"/>
          <draw:frame presentation:style-name="pr16" draw:text-style-name="P1" draw:layer="layout" svg:width="17cm" svg:height="13cm" svg:x="2cm" svg:y="14cm" presentation:class="notes" presentation:placeholder="true">
            <draw:text-box/>
          </draw:frame>
        </presentation:notes>
      </draw:page>
      <draw:page draw:name="page14" draw:style-name="dp1" draw:master-page-name="Beehive1_5f_" presentation:presentation-page-layout-name="AL2T1">
        <office:forms form:automatic-focus="false" form:apply-design-mode="false"/>
        <draw:frame presentation:style-name="pr11" draw:layer="layout" svg:width="25.199cm" svg:height="2.63cm" svg:x="1.4cm" svg:y="0.627cm" presentation:class="title">
          <draw:text-box>
            <text:p>登出</text:p>
          </draw:text-box>
        </draw:frame>
        <draw:frame draw:style-name="gr2" draw:text-style-name="P2" draw:layer="layout" svg:width="27.999cm" svg:height="15.709cm" svg:x="0cm" svg:y="5cm">
          <draw:image xlink:href="Pictures/1000000100000B40000006508BC463CC0126D66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eehive1_5f_" presentation:presentation-page-layout-name="AL2T1">
        <office:forms form:automatic-focus="false" form:apply-design-mode="false"/>
        <draw:frame draw:style-name="gr2" draw:text-style-name="P2" draw:layer="layout" svg:width="27.322cm" svg:height="15.749cm" svg:x="0cm" svg:y="3.751cm">
          <draw:image xlink:href="Pictures/1000000100000AF00000064EB0483A125031558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eehive1_5f_" presentation:presentation-page-layout-name="AL2T1">
        <office:forms form:automatic-focus="false" form:apply-design-mode="false"/>
        <draw:frame draw:style-name="gr2" draw:text-style-name="P2" draw:layer="layout" svg:width="27.999cm" svg:height="5.164cm" svg:x="0cm" svg:y="7.836cm">
          <draw:image xlink:href="Pictures/1000000100000A76000001EED60FF61E176EDEF7.png" xlink:type="simple" xlink:show="embed" xlink:actuate="onLoad" draw:mime-type="image/png">
            <text:p/>
          </draw:image>
        </draw:frame>
        <draw:frame presentation:style-name="pr9" draw:layer="layout" svg:width="25cm" svg:height="2.5cm" svg:x="1.5cm" svg:y="0.5cm" presentation:class="title" presentation:user-transformed="true">
          <draw:text-box>
            <text:p>導向預設登出頁面 /login?logou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eehive1_5f_" presentation:presentation-page-layout-name="AL2T1">
        <office:forms form:automatic-focus="false" form:apply-design-mode="false"/>
        <draw:frame draw:style-name="gr2" draw:text-style-name="P2" draw:layer="layout" svg:width="27.999cm" svg:height="11.771cm" svg:x="0.001cm" svg:y="3.729cm">
          <draw:image xlink:href="Pictures/1000000100000ADA0000049078C7CCE64D02E61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eehive1_5f__5f_" presentation:presentation-page-layout-name="AL2T1">
        <office:forms form:automatic-focus="false" form:apply-design-mode="false"/>
        <draw:frame presentation:style-name="pr17" draw:layer="layout" svg:width="25.199cm" svg:height="3.38cm" svg:x="1.402cm" svg:y="5.32cm" presentation:class="title" presentation:user-transformed="true">
          <draw:text-box>
            <text:p>註冊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1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eehive1_5f__5f__5f_" presentation:presentation-page-layout-name="AL2T1">
        <office:forms form:automatic-focus="false" form:apply-design-mode="false"/>
        <draw:frame presentation:style-name="pr19" draw:layer="layout" svg:width="25cm" svg:height="2.5cm" svg:x="1.5cm" svg:y="0.5cm" presentation:class="title" presentation:user-transformed="true">
          <draw:text-box>
            <text:p><text:s text:c="2"/></text:p>
          </draw:text-box>
        </draw:frame>
        <draw:frame presentation:style-name="pr20" draw:layer="layout" svg:width="25.199cm" svg:height="2.63cm" svg:x="1.401cm" svg:y="0.627cm" presentation:class="title" presentation:user-transformed="true">
          <draw:text-box>
            <text:p>註冊新帳號</text:p>
          </draw:text-box>
        </draw:frame>
        <draw:frame draw:style-name="gr2" draw:text-style-name="P2" draw:layer="layout" svg:width="27.999cm" svg:height="13.973cm" svg:x="-0.175cm" svg:y="4cm">
          <draw:image xlink:href="Pictures/10000001000008780000043A3DBD0F658D59DC77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5cm" svg:height="11cm" svg:x="3cm" svg:y="2.25cm" draw:page-number="19" presentation:class="page"/>
          <draw:frame presentation:style-name="pr21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20" draw:style-name="dp1" draw:master-page-name="Beehive1_5f__5f_" presentation:presentation-page-layout-name="AL2T1">
        <office:forms form:automatic-focus="false" form:apply-design-mode="false"/>
        <draw:frame draw:style-name="gr2" draw:text-style-name="P2" draw:layer="layout" svg:width="27.646cm" svg:height="15.749cm" svg:x="0.001cm" svg:y="2.751cm">
          <draw:image xlink:href="Pictures/1000000100000996000005760E6820EC7898E53A.png" xlink:type="simple" xlink:show="embed" xlink:actuate="onLoad" draw:mime-type="image/png">
            <text:p/>
          </draw:image>
        </draw:frame>
        <draw:frame presentation:style-name="pr14" draw:layer="layout" svg:width="25cm" svg:height="2.5cm" svg:x="1.5cm" svg:y="0.5cm" presentation:class="title" presentation:user-transformed="true">
          <draw:text-box>
            <text:p>填寫註冊帳密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1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eehive1_5f__5f_" presentation:presentation-page-layout-name="AL2T1">
        <office:forms form:automatic-focus="false" form:apply-design-mode="false"/>
        <draw:frame presentation:style-name="pr15" draw:layer="layout" svg:width="25.199cm" svg:height="2.63cm" svg:x="1.4cm" svg:y="0.627cm" presentation:class="title">
          <draw:text-box>
            <text:p>註冊成功</text:p>
          </draw:text-box>
        </draw:frame>
        <draw:frame draw:style-name="gr2" draw:text-style-name="P2" draw:layer="layout" svg:width="25.334cm" svg:height="15.749cm" svg:x="1cm" svg:y="3.751cm">
          <draw:image xlink:href="Pictures/10000001000008CC00000578A1E4F7E17B415A1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1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eehive1_5f__5f__5f_" presentation:presentation-page-layout-name="AL2T1">
        <office:forms form:automatic-focus="false" form:apply-design-mode="false"/>
        <draw:frame draw:style-name="gr2" draw:text-style-name="P2" draw:layer="layout" svg:width="27.999cm" svg:height="15.731cm" svg:x="-0.176cm" svg:y="1.769cm">
          <draw:image xlink:href="Pictures/1000000100000B3C00000650CA3CA3CF4E534DF0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2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eehive1_5f__5f__5f_" presentation:presentation-page-layout-name="AL2T1">
        <office:forms form:automatic-focus="false" form:apply-design-mode="false"/>
        <draw:frame draw:style-name="gr2" draw:text-style-name="P2" draw:layer="layout" svg:width="27.999cm" svg:height="15.731cm" svg:x="-0.176cm" svg:y="0.262cm">
          <draw:image xlink:href="Pictures/1000000100000B3C000006509E56403D033669B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2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eehive1_5f__5f__5f_" presentation:presentation-page-layout-name="AL2T1">
        <office:forms form:automatic-focus="false" form:apply-design-mode="false"/>
        <draw:frame draw:style-name="gr2" draw:text-style-name="P2" draw:layer="layout" svg:width="27.999cm" svg:height="14.14cm" svg:x="-0.176cm" svg:y="3.86cm">
          <draw:image xlink:href="Pictures/100000010000094C000004B2909EF5715F90D54B.png" xlink:type="simple" xlink:show="embed" xlink:actuate="onLoad" draw:mime-type="image/png">
            <text:p/>
          </draw:image>
        </draw:frame>
        <draw:frame presentation:style-name="pr20" draw:layer="layout" svg:width="25.199cm" svg:height="2.63cm" svg:x="1.402cm" svg:y="0.627cm" presentation:class="title" presentation:user-transformed="true">
          <draw:text-box>
            <text:p>lll@hotmail.com寫入DB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2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Menlo-Regular" svg:font-family="Menlo-Regular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US" style:font-name-asian="Tahoma" style:font-size-asian="24pt" style:rfc-language-tag-asian="zh-Hant" style:language-asian="zh" style:script-asian="Hant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_5f_-background" style:display-name="Beehive1_-background" style:family="presentation">
      <style:graphic-properties draw:stroke="none" draw:fill="none"/>
      <style:text-properties style:letter-kerning="true"/>
    </style:style>
    <style:style style:name="Beehive1_5f_-backgroundobjects" style:display-name="Beehive1_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_5f_-notes" style:display-name="Beehi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_5f_-outline1" style:display-name="Beehive1_-outline1" style:family="presentation">
      <style:graphic-properties draw:stroke="none" draw:fill="none" draw:auto-grow-height="false" draw:fit-to-size="false" style:shrink-to-fit="true">
        <text:list-style style:name="Beehive1_5f_-outline1" style:display-name="Beehive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_5f_-outline2" style:display-name="Beehive1_-outline2" style:family="presentation" style:parent-style-name="Beehive1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_5f_-outline3" style:display-name="Beehive1_-outline3" style:family="presentation" style:parent-style-name="Beehive1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_5f_-outline4" style:display-name="Beehive1_-outline4" style:family="presentation" style:parent-style-name="Beehive1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_5f_-outline5" style:display-name="Beehive1_-outline5" style:family="presentation" style:parent-style-name="Beehive1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6" style:display-name="Beehive1_-outline6" style:family="presentation" style:parent-style-name="Beehive1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7" style:display-name="Beehive1_-outline7" style:family="presentation" style:parent-style-name="Beehive1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8" style:display-name="Beehive1_-outline8" style:family="presentation" style:parent-style-name="Beehive1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9" style:display-name="Beehive1_-outline9" style:family="presentation" style:parent-style-name="Beehive1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subtitle" style:display-name="Beehive1_-subtitle" style:family="presentation">
      <style:graphic-properties draw:stroke="none" draw:fill="none" draw:textarea-vertical-align="middle">
        <text:list-style style:name="Beehive1_5f_-subtitle" style:display-name="Beehi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_5f_-title" style:display-name="Beehive1_-title" style:family="presentation">
      <style:graphic-properties draw:stroke="none" draw:fill="none" draw:textarea-vertical-align="middle">
        <text:list-style style:name="Beehive1_5f_-title" style:display-name="Beehi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_5f__5f_-background" style:display-name="Beehive1__-background" style:family="presentation">
      <style:graphic-properties draw:stroke="none" draw:fill="none"/>
      <style:text-properties style:letter-kerning="true"/>
    </style:style>
    <style:style style:name="Beehive1_5f__5f_-backgroundobjects" style:display-name="Beehive1__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_5f__5f_-notes" style:display-name="Beehive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_5f__5f_-outline1" style:display-name="Beehive1__-outline1" style:family="presentation">
      <style:graphic-properties draw:stroke="none" draw:fill="none" draw:auto-grow-height="false" draw:fit-to-size="false" style:shrink-to-fit="true">
        <text:list-style style:name="Beehive1_5f__5f_-outline1" style:display-name="Beehive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_5f__5f_-outline2" style:display-name="Beehive1__-outline2" style:family="presentation" style:parent-style-name="Beehive1_5f_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_5f__5f_-outline3" style:display-name="Beehive1__-outline3" style:family="presentation" style:parent-style-name="Beehive1_5f_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_5f__5f_-outline4" style:display-name="Beehive1__-outline4" style:family="presentation" style:parent-style-name="Beehive1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_5f__5f_-outline5" style:display-name="Beehive1__-outline5" style:family="presentation" style:parent-style-name="Beehive1_5f_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outline6" style:display-name="Beehive1__-outline6" style:family="presentation" style:parent-style-name="Beehive1_5f_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outline7" style:display-name="Beehive1__-outline7" style:family="presentation" style:parent-style-name="Beehive1_5f_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outline8" style:display-name="Beehive1__-outline8" style:family="presentation" style:parent-style-name="Beehive1_5f_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outline9" style:display-name="Beehive1__-outline9" style:family="presentation" style:parent-style-name="Beehive1_5f_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subtitle" style:display-name="Beehive1__-subtitle" style:family="presentation">
      <style:graphic-properties draw:stroke="none" draw:fill="none" draw:textarea-vertical-align="middle">
        <text:list-style style:name="Beehive1_5f__5f_-subtitle" style:display-name="Beehive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_5f__5f_-title" style:display-name="Beehive1__-title" style:family="presentation">
      <style:graphic-properties draw:stroke="none" draw:fill="none" draw:textarea-vertical-align="middle">
        <text:list-style style:name="Beehive1_5f__5f_-title" style:display-name="Beehive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_5f__5f__5f_-background" style:display-name="Beehive1___-background" style:family="presentation">
      <style:graphic-properties draw:stroke="none" draw:fill="none"/>
      <style:text-properties style:letter-kerning="true"/>
    </style:style>
    <style:style style:name="Beehive1_5f__5f__5f_-backgroundobjects" style:display-name="Beehive1___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_5f__5f__5f_-notes" style:display-name="Beehive1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_5f__5f__5f_-outline1" style:display-name="Beehive1___-outline1" style:family="presentation">
      <style:graphic-properties draw:stroke="none" draw:fill="none" draw:auto-grow-height="false" draw:fit-to-size="false" style:shrink-to-fit="true">
        <text:list-style style:name="Beehive1_5f__5f__5f_-outline1" style:display-name="Beehive1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_5f__5f__5f_-outline2" style:display-name="Beehive1___-outline2" style:family="presentation" style:parent-style-name="Beehive1_5f__5f_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_5f__5f__5f_-outline3" style:display-name="Beehive1___-outline3" style:family="presentation" style:parent-style-name="Beehive1_5f__5f_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_5f__5f__5f_-outline4" style:display-name="Beehive1___-outline4" style:family="presentation" style:parent-style-name="Beehive1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_5f__5f__5f_-outline5" style:display-name="Beehive1___-outline5" style:family="presentation" style:parent-style-name="Beehive1_5f__5f_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-outline6" style:display-name="Beehive1___-outline6" style:family="presentation" style:parent-style-name="Beehive1_5f__5f_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-outline7" style:display-name="Beehive1___-outline7" style:family="presentation" style:parent-style-name="Beehive1_5f__5f_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-outline8" style:display-name="Beehive1___-outline8" style:family="presentation" style:parent-style-name="Beehive1_5f__5f_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-outline9" style:display-name="Beehive1___-outline9" style:family="presentation" style:parent-style-name="Beehive1_5f__5f_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-subtitle" style:display-name="Beehive1___-subtitle" style:family="presentation">
      <style:graphic-properties draw:stroke="none" draw:fill="none" draw:textarea-vertical-align="middle">
        <text:list-style style:name="Beehive1_5f__5f__5f_-subtitle" style:display-name="Beehive1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_5f__5f__5f_-title" style:display-name="Beehive1___-title" style:family="presentation">
      <style:graphic-properties draw:stroke="none" draw:fill="none" draw:textarea-vertical-align="middle">
        <text:list-style style:name="Beehive1_5f__5f__5f_-title" style:display-name="Beehive1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4" style:family="graphic" style:parent-style-name="Accent_20_3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5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gr6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Beehive1_5f_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7" style:family="presentation" style:parent-style-name="Beehi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eehi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Beehive1_5f__5f_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10" style:family="presentation" style:parent-style-name="Beehive1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Beehive1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Beehive1_5f__5f__5f_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13" style:family="presentation" style:parent-style-name="Beehive1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Beehive1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 style:writing-mode="lr-tb" style:font-independent-line-spacing="true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office:forms form:automatic-focus="false" form:apply-design-mode="false"/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office:forms form:automatic-focus="false" form:apply-design-mode="false"/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2.725cm" svg:height="1.956cm" svg:x="7.624cm" svg:y="13.65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75cm" svg:height="1.95cm" svg:x="23.595cm" svg:y="13.65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_5f_" style:display-name="Beehive1_" style:page-layout-name="PM1" draw:style-name="Mdp1">
      <office:forms form:automatic-focus="false" form:apply-design-mode="false"/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_5f_-title" draw:layer="backgroundobjects" svg:width="25.199cm" svg:height="2.63cm" svg:x="1.4cm" svg:y="0.627cm" presentation:class="title" presentation:placeholder="true">
        <draw:text-box/>
      </draw:frame>
      <draw:frame presentation:style-name="Beehive1_5f_-outline1" draw:layer="backgroundobjects" svg:width="25.199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6.67cm" svg:height="1.95cm" svg:x="0.95cm" svg:y="13.65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2.725cm" svg:height="1.956cm" svg:x="7.624cm" svg:y="13.65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7" draw:layer="backgroundobjects" svg:width="3.175cm" svg:height="1.95cm" svg:x="23.595cm" svg:y="13.65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_5f_-title" draw:layer="backgroundobjects" svg:width="14.848cm" svg:height="11.136cm" svg:x="3.075cm" svg:y="2.257cm" presentation:class="page"/>
        <draw:frame presentation:style-name="Beehive1_5f_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_5f__5f_" style:display-name="Beehive1__" style:page-layout-name="PM1" draw:style-name="Mdp1">
      <office:forms form:automatic-focus="false" form:apply-design-mode="false"/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_5f__5f_-title" draw:layer="backgroundobjects" svg:width="25.199cm" svg:height="2.63cm" svg:x="1.4cm" svg:y="0.627cm" presentation:class="title" presentation:placeholder="true">
        <draw:text-box/>
      </draw:frame>
      <draw:frame presentation:style-name="Beehive1_5f__5f_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6.67cm" svg:height="1.95cm" svg:x="0.95cm" svg:y="13.65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7" draw:layer="backgroundobjects" svg:width="12.725cm" svg:height="1.956cm" svg:x="7.624cm" svg:y="13.65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7" draw:layer="backgroundobjects" svg:width="3.175cm" svg:height="1.95cm" svg:x="23.595cm" svg:y="13.65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_5f__5f_-title" draw:layer="backgroundobjects" svg:width="14.848cm" svg:height="11.136cm" svg:x="3.075cm" svg:y="2.257cm" presentation:class="page"/>
        <draw:frame presentation:style-name="Beehive1_5f__5f_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_5f__5f__5f_" style:display-name="Beehive1___" style:page-layout-name="PM1" draw:style-name="Mdp1">
      <office:forms form:automatic-focus="false" form:apply-design-mode="false"/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_5f__5f__5f_-title" draw:layer="backgroundobjects" svg:width="25.199cm" svg:height="2.63cm" svg:x="1.4cm" svg:y="0.627cm" presentation:class="title" presentation:placeholder="true">
        <draw:text-box/>
      </draw:frame>
      <draw:frame presentation:style-name="Beehive1_5f__5f__5f_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67cm" svg:height="1.95cm" svg:x="0.95cm" svg:y="13.651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7" draw:layer="backgroundobjects" svg:width="12.725cm" svg:height="1.956cm" svg:x="7.624cm" svg:y="13.65cm" presentation:class="footer">
        <draw:text-box>
          <text:p text:style-name="MP6"><text:span text:style-name="MT1"><presentation:footer/></text:span></text:p>
        </draw:text-box>
      </draw:frame>
      <draw:frame presentation:style-name="Mpr12" draw:text-style-name="MP7" draw:layer="backgroundobjects" svg:width="3.175cm" svg:height="1.95cm" svg:x="23.595cm" svg:y="13.65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_5f__5f__5f_-title" draw:layer="backgroundobjects" svg:width="14.848cm" svg:height="11.136cm" svg:x="3.075cm" svg:y="2.257cm" presentation:class="page"/>
        <draw:frame presentation:style-name="Beehive1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5T01:46:22.094297407</meta:creation-date>
    <meta:editing-duration>P13DT14H41M43S</meta:editing-duration>
    <meta:editing-cycles>4</meta:editing-cycles>
    <meta:generator>LibreOffice/7.4.4.2$MacOSX_X86_64 LibreOffice_project/85569322deea74ec9134968a29af2df5663baa21</meta:generator>
    <dc:title>Beehive</dc:title>
    <dc:date>2025-01-07T16:28:06.108966119</dc:date>
    <meta:document-statistic meta:object-count="351"/>
  </office:meta>
</office:document-meta>
</file>